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style:text-underline-style="solid" style:text-underline-width="auto" style:text-underline-color="font-color" officeooo:rsid="0018f3c0" officeooo:paragraph-rsid="0018f3c0" style:font-size-asian="14pt" style:font-name-complex="Arial" style:font-size-complex="14pt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/>
      <style:text-properties style:text-line-through-style="solid" style:text-line-through-type="single" style:font-name="Arial" fo:font-size="14pt" style:font-size-asian="14pt" style:font-name-complex="Arial" style:font-size-complex="14pt" style:font-weight-complex="bold"/>
    </style:style>
    <style:style style:name="P62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3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officeooo:rsid="0018f3c0" officeooo:paragraph-rsid="0018f3c0" style:font-size-asian="14pt" style:font-name-complex="Arial" style:font-size-complex="14pt" style:font-weight-complex="bold"/>
    </style:style>
    <style:style style:name="P64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5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top="0cm" fo:margin-bottom="0.212cm" loext:contextual-spacing="false" fo:line-height="100%"/>
    </style:style>
    <style:style style:name="P67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3">Il faut une question de plus , elle sera : le nombre à deviner est il 20 ? <text:s/></text:p>
      <text:p text:style-name="P62"/>
      <text:p text:style-name="P62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3">Une question</text:p>
          </table:table-cell>
          <table:table-cell table:style-name="Tableau3.A1" office:value-type="string">
            <text:p text:style-name="P61">Deux questions</text:p>
          </table:table-cell>
          <table:table-cell table:style-name="Tableau3.A1" office:value-type="string">
            <text:p text:style-name="P61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/>
      <text:p text:style-name="P16"><text:soft-page-break/></text:p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1" draw:name="AutoShape 8" draw:style-name="gr1" draw:text-style-name="P67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7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 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2">3</text:p>
          </table:table-cell>
          <table:table-cell table:style-name="Tableau15.A1" office:value-type="string">
            <text:p text:style-name="P34">25</text:p>
            <text:p text:style-name="P32">4</text:p>
          </table:table-cell>
          <table:table-cell table:style-name="Tableau15.A1" office:value-type="string">
            <text:p text:style-name="P34">31</text:p>
            <text:p text:style-name="P32">5</text:p>
          </table:table-cell>
          <table:table-cell table:style-name="Tableau15.A1" office:value-type="string">
            <text:p text:style-name="P34">35</text:p>
            <text:p text:style-name="P32">6</text:p>
          </table:table-cell>
          <table:table-cell table:style-name="Tableau15.A1" office:value-type="string">
            <text:p text:style-name="P34">37</text:p>
            <text:p text:style-name="P32">7</text:p>
          </table:table-cell>
          <table:table-cell table:style-name="Tableau15.A1" office:value-type="string">
            <text:p text:style-name="P34">42</text:p>
            <text:p text:style-name="P32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1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1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2">3</text:p>
          </table:table-cell>
          <table:table-cell table:style-name="Tableau17.A1" office:value-type="string">
            <text:p text:style-name="P34">25</text:p>
            <text:p text:style-name="P32">4</text:p>
          </table:table-cell>
          <table:table-cell table:style-name="Tableau17.A1" office:value-type="string">
            <text:p text:style-name="P34">31</text:p>
            <text:p text:style-name="P32">5</text:p>
          </table:table-cell>
          <table:table-cell table:style-name="Tableau17.A1" office:value-type="string">
            <text:p text:style-name="P34">35</text:p>
            <text:p text:style-name="P32">6</text:p>
          </table:table-cell>
          <table:table-cell table:style-name="Tableau17.A1" office:value-type="string">
            <text:p text:style-name="P34">37</text:p>
            <text:p text:style-name="P32">7</text:p>
          </table:table-cell>
          <table:table-cell table:style-name="Tableau17.A1" office:value-type="string">
            <text:p text:style-name="P34">42</text:p>
            <text:p text:style-name="P32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4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>0.6575965881347656</text:p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>0.9843432903289795</text:p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><text:s/>1.4264426231384277</text:p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><text:s/>1.7810235023498535</text:p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>1.8901865482330322</text:p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5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6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6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4-06T15:23:45.839000000</dc:date>
    <meta:print-date>2019-07-04T21:33:00Z</meta:print-date>
    <meta:editing-cycles>5</meta:editing-cycles>
    <meta:editing-duration>PT4M31S</meta:editing-duration>
    <meta:document-statistic meta:table-count="23" meta:image-count="2" meta:object-count="2" meta:page-count="8" meta:paragraph-count="494" meta:word-count="1625" meta:character-count="8938" meta:non-whitespace-character-count="7134"/>
    <meta:template xlink:type="simple" xlink:actuate="onRequest" xlink:title="" xlink:href="../../../../Downloads/1580997501tp3_algorithme_recherche_dichotomique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4cm" svg:y="0.21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